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Contents_20_4">
      <style:paragraph-properties>
        <style:tab-stops>
          <style:tab-stop style:position="16.092cm" style:type="right" style:leader-style="dotted" style:leader-text="."/>
        </style:tab-stops>
      </style:paragraph-properties>
    </style:style>
    <style:style style:name="P2" style:family="paragraph" style:parent-style-name="Text_20_body">
      <style:paragraph-properties fo:margin-left="0cm" fo:margin-right="0cm" fo:orphans="2" fo:widows="2" fo:text-indent="0cm" style:auto-text-indent="false"/>
    </style:style>
    <style:style style:name="P3" style:family="paragraph" style:parent-style-name="Heading_20_3">
      <style:paragraph-properties fo:margin-left="0cm" fo:margin-right="0cm" fo:orphans="2" fo:widows="2" fo:text-indent="0cm" style:auto-text-indent="false"/>
      <style:text-properties fo:font-variant="normal" fo:text-transform="none" fo:color="#000000" style:font-name="monospace" fo:letter-spacing="normal" fo:font-style="normal" fo:font-weight="normal"/>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style="italic"/>
    </style:style>
    <style:style style:name="P6" style:family="paragraph" style:parent-style-name="Text_20_body">
      <style:paragraph-properties fo:margin-left="1.251cm" fo:margin-right="0cm" fo:text-indent="0cm" style:auto-text-indent="false"/>
    </style:style>
    <style:style style:name="P7" style:family="paragraph" style:parent-style-name="Heading_20_4">
      <style:paragraph-properties fo:margin-left="2.501cm" fo:margin-right="0cm" fo:text-indent="-1.524cm" style:auto-text-indent="false"/>
    </style:style>
    <style:style style:name="P8" style:family="paragraph" style:parent-style-name="Contents_20_3">
      <style:paragraph-properties>
        <style:tab-stops>
          <style:tab-stop style:position="16.591cm" style:type="right" style:leader-style="dotted" style:leader-text="."/>
        </style:tab-stops>
      </style:paragraph-properties>
    </style:style>
    <style:style style:name="P9" style:family="paragraph" style:parent-style-name="Contents_20_2">
      <style:paragraph-properties>
        <style:tab-stops>
          <style:tab-stop style:position="17.09cm" style:type="right" style:leader-style="dotted" style:leader-text="."/>
        </style:tab-stops>
      </style:paragraph-properties>
    </style:style>
    <style:style style:name="P10" style:family="paragraph" style:parent-style-name="Heading_20_4">
      <style:paragraph-properties fo:margin-left="3.752cm" fo:margin-right="0cm" fo:text-indent="-1.524cm" style:auto-text-indent="false"/>
      <style:text-properties fo:font-style="italic"/>
    </style:style>
    <style:style style:name="P11" style:family="paragraph" style:parent-style-name="Heading_20_3">
      <style:text-properties fo:font-variant="normal" fo:text-transform="none" fo:color="#000000" style:font-name="monospace" fo:letter-spacing="normal" fo:font-style="normal" fo:font-weight="normal"/>
    </style:style>
    <style:style style:name="P12" style:family="paragraph" style:parent-style-name="Text_20_body" style:list-style-name="L24"/>
    <style:style style:name="P13" style:family="paragraph" style:parent-style-name="Text_20_body" style:list-style-name="L25"/>
    <style:style style:name="P14" style:family="paragraph" style:parent-style-name="Text_20_body" style:list-style-name="L26"/>
    <style:style style:name="P15" style:family="paragraph" style:parent-style-name="Text_20_body" style:list-style-name="L27"/>
    <style:style style:name="P16" style:family="paragraph" style:parent-style-name="Text_20_body" style:list-style-name="L28"/>
    <style:style style:name="P17" style:family="paragraph" style:parent-style-name="Text_20_body" style:list-style-name="L29"/>
    <style:style style:name="P18" style:family="paragraph" style:parent-style-name="Text_20_body" style:list-style-name="L2">
      <style:paragraph-properties fo:margin-left="2.501cm" fo:margin-right="0cm" fo:text-indent="0cm" style:auto-text-indent="false"/>
    </style:style>
    <style:style style:name="P19" style:family="paragraph" style:parent-style-name="Text_20_body" style:list-style-name="L3">
      <style:paragraph-properties fo:margin-left="2.501cm" fo:margin-right="0cm" fo:text-indent="0cm" style:auto-text-indent="false"/>
    </style:style>
    <style:style style:name="P20" style:family="paragraph" style:parent-style-name="Text_20_body" style:list-style-name="L4">
      <style:paragraph-properties fo:margin-left="2.501cm" fo:margin-right="0cm" fo:text-indent="0cm" style:auto-text-indent="false"/>
    </style:style>
    <style:style style:name="P21" style:family="paragraph" style:parent-style-name="Text_20_body" style:list-style-name="L5">
      <style:paragraph-properties fo:margin-left="2.501cm" fo:margin-right="0cm" fo:text-indent="0cm" style:auto-text-indent="false"/>
    </style:style>
    <style:style style:name="P22" style:family="paragraph" style:parent-style-name="Text_20_body" style:list-style-name="L6">
      <style:paragraph-properties fo:margin-left="2.501cm" fo:margin-right="0cm" fo:text-indent="0cm" style:auto-text-indent="false"/>
    </style:style>
    <style:style style:name="P23" style:family="paragraph" style:parent-style-name="Text_20_body" style:list-style-name="L7">
      <style:paragraph-properties fo:margin-left="2.501cm" fo:margin-right="0cm" fo:text-indent="0cm" style:auto-text-indent="false"/>
    </style:style>
    <style:style style:name="P24" style:family="paragraph" style:parent-style-name="Text_20_body" style:list-style-name="L8">
      <style:paragraph-properties fo:margin-left="2.501cm" fo:margin-right="0cm" fo:text-indent="0cm" style:auto-text-indent="false"/>
    </style:style>
    <style:style style:name="P25" style:family="paragraph" style:parent-style-name="Text_20_body" style:list-style-name="L9">
      <style:paragraph-properties fo:margin-left="2.501cm" fo:margin-right="0cm" fo:text-indent="0cm" style:auto-text-indent="false"/>
    </style:style>
    <style:style style:name="P26" style:family="paragraph" style:parent-style-name="Text_20_body" style:list-style-name="L10">
      <style:paragraph-properties fo:margin-left="2.501cm" fo:margin-right="0cm" fo:text-indent="0cm" style:auto-text-indent="false"/>
    </style:style>
    <style:style style:name="P27" style:family="paragraph" style:parent-style-name="Text_20_body" style:list-style-name="L11">
      <style:paragraph-properties fo:margin-left="0cm" fo:margin-right="0cm" fo:text-indent="0cm" style:auto-text-indent="false"/>
    </style:style>
    <style:style style:name="P28" style:family="paragraph" style:parent-style-name="Text_20_body" style:list-style-name="L12">
      <style:paragraph-properties fo:margin-left="1.251cm" fo:margin-right="0cm" fo:text-indent="0cm" style:auto-text-indent="false"/>
    </style:style>
    <style:style style:name="P29" style:family="paragraph" style:parent-style-name="Text_20_body" style:list-style-name="L13">
      <style:paragraph-properties fo:margin-left="1.251cm" fo:margin-right="0cm" fo:text-indent="0cm" style:auto-text-indent="false"/>
    </style:style>
    <style:style style:name="P30" style:family="paragraph" style:parent-style-name="Text_20_body" style:list-style-name="L14">
      <style:paragraph-properties fo:margin-left="1.251cm" fo:margin-right="0cm" fo:text-indent="0cm" style:auto-text-indent="false"/>
    </style:style>
    <style:style style:name="P31" style:family="paragraph" style:parent-style-name="Text_20_body" style:list-style-name="L15">
      <style:paragraph-properties fo:margin-left="1.251cm" fo:margin-right="0cm" fo:text-indent="0cm" style:auto-text-indent="false"/>
    </style:style>
    <style:style style:name="P32" style:family="paragraph" style:parent-style-name="Text_20_body" style:list-style-name="L16">
      <style:paragraph-properties fo:margin-left="1.251cm" fo:margin-right="0cm" fo:text-indent="0cm" style:auto-text-indent="false"/>
    </style:style>
    <style:style style:name="P33" style:family="paragraph" style:parent-style-name="Text_20_body" style:list-style-name="L17">
      <style:paragraph-properties fo:margin-left="1.251cm" fo:margin-right="0cm" fo:text-indent="0cm" style:auto-text-indent="false"/>
    </style:style>
    <style:style style:name="P34" style:family="paragraph" style:parent-style-name="Text_20_body" style:list-style-name="L18">
      <style:paragraph-properties fo:margin-left="1.251cm" fo:margin-right="0cm" fo:text-indent="0cm" style:auto-text-indent="false"/>
    </style:style>
    <style:style style:name="P35" style:family="paragraph" style:parent-style-name="Text_20_body" style:list-style-name="L19">
      <style:paragraph-properties fo:margin-left="1.251cm" fo:margin-right="0cm" fo:text-indent="0cm" style:auto-text-indent="false"/>
    </style:style>
    <style:style style:name="P36" style:family="paragraph" style:parent-style-name="Text_20_body" style:list-style-name="L20">
      <style:paragraph-properties fo:margin-left="1.251cm" fo:margin-right="0cm" fo:text-indent="0cm" style:auto-text-indent="false"/>
    </style:style>
    <style:style style:name="P37" style:family="paragraph" style:parent-style-name="Text_20_body" style:list-style-name="L21">
      <style:paragraph-properties fo:margin-left="1.251cm" fo:margin-right="0cm" fo:text-indent="0cm" style:auto-text-indent="false"/>
    </style:style>
    <style:style style:name="P38" style:family="paragraph" style:parent-style-name="Text_20_body" style:list-style-name="L22">
      <style:paragraph-properties fo:margin-left="1.251cm" fo:margin-right="0cm" fo:text-indent="0cm" style:auto-text-indent="false"/>
    </style:style>
    <style:style style:name="P39" style:family="paragraph" style:parent-style-name="Text_20_body" style:list-style-name="L23">
      <style:paragraph-properties fo:margin-left="1.251cm" fo:margin-right="0cm" fo:text-indent="0cm" style:auto-text-indent="false"/>
    </style:style>
    <style:style style:name="P40" style:family="paragraph" style:parent-style-name="Heading_20_3" style:list-style-name="L1"/>
    <style:style style:name="P41" style:family="paragraph" style:parent-style-name="Heading_20_3" style:list-style-name="L1">
      <style:paragraph-properties fo:margin-left="1.251cm" fo:margin-right="0cm" fo:text-indent="-0.635cm" style:auto-text-indent="false"/>
    </style:style>
    <style:style style:name="T1" style:family="text">
      <style:text-properties fo:font-style="italic"/>
    </style:style>
    <style:style style:name="T2" style:family="text">
      <style:text-properties fo:font-style="italic" fo:font-weight="bold" style:font-weight-asian="bold" style:font-weight-complex="bold"/>
    </style:style>
    <style:style style:name="T3" style:family="text">
      <style:text-properties fo:font-weight="bold" style:font-weight-asian="bold" style:font-weight-complex="bold"/>
    </style:style>
    <style:style style:name="T4" style:family="text">
      <style:text-properties officeooo:rsid="0012d76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1Intrigue :<text:tab/>2</text:p>
          <text:p text:style-name="P9">2Première partie : Le Gobelin qui parle<text:tab/>2</text:p>
          <text:p text:style-name="P8">1.Introduction :<text:tab/>2</text:p>
          <text:p text:style-name="P8">2.Chronologie des événements dans le village de Villeneuve sur Drance. :<text:tab/>3</text:p>
          <text:p text:style-name="P8">3.Les villageois :<text:tab/>3</text:p>
          <text:p text:style-name="P8">4.Ce que les PJ peuvent apprendre :<text:tab/>4</text:p>
          <text:p text:style-name="P1">Sur le village : <text:tab/>4</text:p>
          <text:p text:style-name="P1">Au sujet du chef et de son frère : <text:tab/>4</text:p>
          <text:p text:style-name="P1">Au sujet de Edward et de ses actes de dément : <text:tab/>4</text:p>
          <text:p text:style-name="P1">Au sujet de faits inhabituels dans le village : <text:tab/>6</text:p>
          <text:p text:style-name="P8">6.Résolution de la première partie :<text:tab/>6</text:p>
          <text:p text:style-name="P8">7.Dans la peau d’un Gobelin:<text:tab/>7</text:p>
          <text:p text:style-name="P8">8.Dans la peau d’un Gobelin ligoté :<text:tab/>7</text:p>
          <text:p text:style-name="P8">9.Dans la peau d’un Gobelin avide de découvrir le monde<text:tab/>8</text:p>
          <text:p text:style-name="P8">10.A la poursuite des corps<text:tab/>8</text:p>
          <text:p text:style-name="P8">11.A la poursuite du Mage<text:tab/>8</text:p>
          <text:p text:style-name="P8">12.Dans la peau d’un Gobelin affamé et épuisé<text:tab/>9</text:p>
          <text:p text:style-name="P8">13. Dans la peau d’un Gobelin mal-aimé<text:tab/>9</text:p>
          <text:p text:style-name="P8">Dans la peau d’un Gobelin, ça peut aussi avoir des avantages<text:tab/>9</text:p>
          <text:p text:style-name="P8">6- Dans la peau d’un Gobelin ange-gardien<text:tab/>10</text:p>
          <text:p text:style-name="P8">7- Dans la peau d’un Gobelin, mais décidé à récupérer la sienne<text:tab/>10</text:p>
          <text:p text:style-name="P8">Annexes – les PJ et PNJ :<text:tab/>12</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2" text:outline-level="2">Intrigue :</text:h>
      <text:p text:style-name="Text_20_body">Dans la première partie, les PJs enquêtent sur des évènements troublants qui se sont déroulés dans un village du domaine des Asperd, situé dans la zone frontalière sud. Le magistrat local a massacré plusieurs villageois (dont le chef du village) avant de s’enfuir. En réalité, il a été victime des maléfices d’un Mage Déserteur, qui a fait passer son esprit dans le corps d’un Gobelin , et inversement. Le Gobelin lâché en plein nature a fait un vrai carnage sous sa nouvelle identité, et le malheureux magistrat est déjà mort depuis plusieurs jours. Les PJ doivent donc tirer tout cela au clair, et arrêter le Mage Déserteur avant qu’il ne fasse de nouvelles victimes.</text:p>
      <text:p text:style-name="Text_20_body">Dans la seconde partie, les PJ doivent se rendre à l’évidence : ils sont ces nouvelles victimes. Commence alors une course contre la montre pour trouver un moyen de récupérer leurs corps avant que les Gobelin auxquels ils les ont « prêtés » ne ternissent leur réputation, et surtout avant que le processus ne soit irréversible. Et enfin, mettre définitivement hors d’état de nuire l’Mage responsable de leur mésaventure...</text:p>
      <text:h text:style-name="Heading_20_2" text:outline-level="2">Première partie : Le Gobelin qui parle</text:h>
      <text:list xml:id="list676018229" text:style-name="L1">
        <text:list-item>
          <text:list>
            <text:list-item>
              <text:list>
                <text:list-item>
                  <text:h text:style-name="P40" text:outline-level="3">Introduction :</text:h>
                </text:list-item>
              </text:list>
            </text:list-item>
          </text:list>
        </text:list-item>
      </text:list>
      <text:p text:style-name="Text_20_body"><text:tab/>Hector Asperd se mari et l'ensemble des nobles est venu assister à la cérémonie. Des festivités sont organisés par la famille des mariés. Le mariage à lieu à <text:a xlink:type="simple" xlink:href="http://fr.wikipedia.org/wiki/Châtillon-la-Palud">Châtillon</text:a>-Le-Balme. <text:s/>Charles Asperd est convoqué pour mener l'enquête, il lui est conseillé de partir avec les jeunes nobles qui posent problème. Le village s'appelle <text:span text:style-name="T3">Villeneuve sur Drance</text:span>.</text:p>
      <text:list xml:id="list1489622078" text:continue-numbering="true" text:style-name="L1">
        <text:list-item>
          <text:list>
            <text:list-item>
              <text:list>
                <text:list-item>
                  <text:h text:style-name="P40" text:outline-level="3"><text:soft-page-break/>Chronologie des événements dans le village de <text:span text:style-name="T3">Villeneuve sur Drance</text:span>. :</text:h>
                </text:list-item>
              </text:list>
            </text:list-item>
          </text:list>
        </text:list-item>
      </text:list>
      <text:p text:style-name="Text_20_body">J-20 – Arrivée d’un marchand ambulant dans le village (il s’agit en réalité du Mage Déserteur ).</text:p>
      <text:p text:style-name="Text_20_body">J-18 – Départ du marchand.</text:p>
      <text:p text:style-name="Text_20_body">J-14 – Échange des corps entre <text:span text:style-name="Strong_20_Emphasis">Edward</text:span> et le Gobelin ; les dernières notes dans le journal de Edward s’arrêtent à cette date.</text:p>
      <text:p text:style-name="Text_20_body">J-12 – Une première chèvre est agressée (par le faux<text:span text:style-name="Strong_20_Emphasis"> Edward</text:span>).</text:p>
      <text:p text:style-name="Text_20_body">J-11 – Une seconde chèvre est agressée (par le faux <text:span text:style-name="Strong_20_Emphasis">Edward</text:span>) ; le chèvrier va se plaindre à <text:span text:style-name="Strong_20_Emphasis">Julian</text:span>, qui conseille d’abattre les bêtes.</text:p>
      <text:p text:style-name="Text_20_body">J-9 – La fille du potier est agressée en fin d’après-midi, mais son père ne dit rien.</text:p>
      <text:p text:style-name="Text_20_body">J-8 – La fille de l’aubergiste est agressée vers midi ; l’aubergiste se plaint auprès de <text:span text:style-name="Strong_20_Emphasis">Julian</text:span> incrédule ; le vrai <text:span text:style-name="Strong_20_Emphasis">Edward</text:span>, prisonnier du corps du gobelin, réussit à s’échapper de sa prison, et alerte <text:span text:style-name="Strong_20_Emphasis">Julian</text:span> dans la nuit ; le chef convoque le faux <text:span text:style-name="Strong_20_Emphasis">Edward</text:span>, qui le tue, ainsi que trois villageois présents.</text:p>
      <text:p text:style-name="Text_20_body">J-7 – Le faux <text:span text:style-name="Strong_20_Emphasis">Edward</text:span> rentre discrètement chez lui dans la soirée, et réussit à maitriser le faux gobelin / vrai <text:span text:style-name="Strong_20_Emphasis">Julian</text:span> qui l’attendait caché ; il le tue, et cache la dépouille sous la maison.</text:p>
      <text:p text:style-name="Text_20_body">J-6 – Le faux <text:span text:style-name="Strong_20_Emphasis">Edward</text:span> agresse au matin la fille d’un villageois, et finit par prendre la fuite pour éviter d’être lynché par les habitants ; il rejoint le Mage Déserteur dans le village de l’Eau Trouble, à une demi-journée de marche.</text:p>
      <text:p text:style-name="Text_20_body">J 0 – Arrivée des PJ dans le village du <text:span text:style-name="T3">Villleneuve Sur Drance</text:span>.</text:p>
      <text:p text:style-name="Text_20_body">J+3 – Léger tremblement de terre ; la maison de <text:span text:style-name="Strong_20_Emphasis">Edward</text:span> s’écroule, découvrant la cache du cadavre du Gobelin.</text:p>
      <text:list xml:id="list913936986" text:continue-numbering="true" text:style-name="L1">
        <text:list-item>
          <text:list>
            <text:list-item>
              <text:list>
                <text:list-item>
                  <text:h text:style-name="P40" text:outline-level="3">Les villageois :</text:h>
                </text:list-item>
              </text:list>
            </text:list-item>
          </text:list>
        </text:list-item>
      </text:list>
      <text:list xml:id="list1986334967" text:style-name="L2">
        <text:list-item>
          <text:p text:style-name="P18"><text:span text:style-name="Strong_20_Emphasis">Julian Assane</text:span>, défunt chef du village – a servi comme sur la muraille pendant 17 ans, avant de prendre la tête du village il y a 12 ans.</text:p>
        </text:list-item>
      </text:list>
      <text:list xml:id="list1466948510" text:style-name="L3">
        <text:list-item>
          <text:p text:style-name="P19"><text:span text:style-name="Strong_20_Emphasis">Hildegarde Assane</text:span>, son épouse – belle femme d’une quarantaine d’années, elle réclame vengeance pour son mari.</text:p>
        </text:list-item>
      </text:list>
      <text:list xml:id="list2011411917" text:style-name="L4">
        <text:list-item>
          <text:p text:style-name="P20"><text:span text:style-name="Strong_20_Emphasis">Roland</text:span>, leur fils aîné (15 ans) – jeune homme robuste, a été grièvement blessé par <text:span text:style-name="Strong_20_Emphasis">Edward</text:span> le soir du meurtre de son père.</text:p>
        </text:list-item>
      </text:list>
      <text:list xml:id="list354526788" text:style-name="L5">
        <text:list-item>
          <text:p text:style-name="P21"><text:span text:style-name="Strong_20_Emphasis">Kent</text:span>, leur fils cadet (8 ans) – a assisté par un trou du plancher du premier étage à l’étrange échange qu’il y a eu entre <text:span text:style-name="Strong_20_Emphasis">Julian</text:span> et le « gobelin qui parle ».</text:p>
        </text:list-item>
      </text:list>
      <text:list xml:id="list1069367073" text:style-name="L6">
        <text:list-item>
          <text:p text:style-name="P22"><text:span text:style-name="Strong_20_Emphasis">Taryl</text:span>, frère d’<text:span text:style-name="Strong_20_Emphasis">Julian</text:span> et forgeron – homme au physique néanderthalien, imposant, a servi sur la muraille comme assistant </text:p>
        </text:list-item>
      </text:list>
      <text:list xml:id="list1576795850" text:style-name="L7">
        <text:list-item>
          <text:p text:style-name="P23">Le potier – homme effacé et lâche, facilement intimidable, il n’aime pas l’aubergiste qui l’a roulé en affaire il y a 1 an.</text:p>
        </text:list-item>
      </text:list>
      <text:list xml:id="list1442880899" text:style-name="L8">
        <text:list-item>
          <text:p text:style-name="P24">L’aubergiste de la Truite Bleue – homme affable et grassouillet, prolixe en anecdotes sur la vie du village, et surtout sur celles de ses habitants ; il voue désormais une haine sans nom au faux <text:span text:style-name="Strong_20_Emphasis">Edward</text:span>.</text:p>
        </text:list-item>
      </text:list>
      <text:list xml:id="list1678144453" text:style-name="L9">
        <text:list-item>
          <text:p text:style-name="P25">Le chèvrier – homme âgé et décrépit, qui sent le bouc et parle dans un patois que ses gesticulations aident difficilement à comprendre.</text:p>
        </text:list-item>
      </text:list>
      <text:list xml:id="list505214440" text:style-name="L10">
        <text:list-item>
          <text:p text:style-name="P26"><text:soft-page-break/><text:span text:style-name="Strong_20_Emphasis">Prosper Lellington</text:span>, Medecin – homme bourré de tics et peureux, excellent herboriste, mais que les PJ.</text:p>
        </text:list-item>
      </text:list>
      <text:list xml:id="list614185034" text:style-name="L11">
        <text:list-item>
          <text:list>
            <text:list-item>
              <text:list>
                <text:list-item>
                  <text:p text:style-name="P27"><text:span text:style-name="Strong_20_Emphasis">Rossford Edward</text:span>, Soldat à la retraite – homme aimable et courtois, juste et honorable, apprécié et respecté du village jusqu’à ces évènements tragiques ; a servi 2 ans sur la muraille avec <text:span text:style-name="Strong_20_Emphasis">Julian</text:span> et <text:span text:style-name="Strong_20_Emphasis">Taryl</text:span>, avec lesquels il était ami.</text:p>
                </text:list-item>
              </text:list>
            </text:list-item>
          </text:list>
        </text:list-item>
      </text:list>
      <text:list xml:id="list937372995" text:continue-list="list913936986" text:style-name="L1">
        <text:list-item>
          <text:list>
            <text:list-item>
              <text:list>
                <text:list-item>
                  <text:h text:style-name="P41" text:outline-level="3">Ce que les PJ peuvent apprendre :</text:h>
                  <text:h text:style-name="P41" text:outline-level="3"/>
                </text:list-item>
              </text:list>
            </text:list-item>
          </text:list>
        </text:list-item>
      </text:list>
      <text:h text:style-name="P7" text:outline-level="4"><text:span text:style-name="Strong_20_Emphasis"><text:span text:style-name="T1">Sur le village :</text:span></text:span><text:span text:style-name="Strong_20_Emphasis"> </text:span></text:h>
      <text:list xml:id="list163320682" text:style-name="L12">
        <text:list-item>
          <text:p text:style-name="P28">Le village s’appelle <text:span text:style-name="T3">Villleneuve Sur Drance</text:span> en raison de son activité commerciale et agricole principale : les maquis qui l’entourent regorgent de bosquets d’airelles, qui sont utilisées pour fabriquer la teinture bleue des tissus.</text:p>
        </text:list-item>
      </text:list>
      <text:list xml:id="list1680344128" text:style-name="L13">
        <text:list-item>
          <text:p text:style-name="P29">L’auberge s’appelle la Truite Bleue en partie pour les mêmes raisons ; le ragoût de Truite aux airelles, spécialité de l’établissement, est réputé dans les villages alentours.</text:p>
        </text:list-item>
      </text:list>
      <text:h text:style-name="P7" text:outline-level="4"><text:span text:style-name="Strong_20_Emphasis"><text:span text:style-name="T1">Au sujet du chef et de son frère :</text:span></text:span><text:span text:style-name="Strong_20_Emphasis"> </text:span></text:h>
      <text:list xml:id="list71884016" text:style-name="L14">
        <text:list-item>
          <text:p text:style-name="P30">Le chef du village a été incinéré il y a 3 jours, et son frère <text:span text:style-name="Strong_20_Emphasis">Taryl</text:span> a pris sa place à la tête du village.</text:p>
        </text:list-item>
      </text:list>
      <text:list xml:id="list908464350" text:style-name="L15">
        <text:list-item>
          <text:p text:style-name="P31">Selon l’aubergiste, les deux frères étaient souvent en désaccord sur la gestion du village.</text:p>
        </text:list-item>
      </text:list>
      <text:list xml:id="list1691246788" text:style-name="L16">
        <text:list-item>
          <text:p text:style-name="P32"><text:span text:style-name="Strong_20_Emphasis">Julian</text:span>, <text:span text:style-name="Strong_20_Emphasis">Taryl</text:span> et <text:span text:style-name="Strong_20_Emphasis">Edward</text:span> ont servi ensemble sur la Muraille ; selon l’aubergiste, <text:span text:style-name="Strong_20_Emphasis">Edward</text:span> avait un faible pour l’épouse de son ami.</text:p>
        </text:list-item>
      </text:list>
      <text:h text:style-name="P7" text:outline-level="4"><text:span text:style-name="Strong_20_Emphasis"><text:span text:style-name="T1">Au sujet de Edward et de ses actes de dément :</text:span></text:span><text:span text:style-name="Strong_20_Emphasis"> </text:span></text:h>
      <text:list xml:id="list284569370" text:style-name="L17">
        <text:list-item>
          <text:p text:style-name="P33">Il y a 15 jours environ, les villageois ont noté un brusque changement chez <text:span text:style-name="Strong_20_Emphasis">Edward</text:span>. Celui-ci est resté cloîtré chez lui 2 ou 3 jours, et quand il est réapparu, il était totalement métamorphosé : jusqu’à présent aimable et protecteur avec les habitants, il s’est montré irritable et agressif ; jusqu’alors affable et courtois, il ne parlait presque plus, s’exprimant autant par grognements que par couinements. L’homme n’avait plus rien à voir avec ce qu’il était, et les villageois, ne pouvant s’opposer à son statut, ont commencé à l’éviter. Lorsque la situation est devenue intolérable, <text:span text:style-name="Strong_20_Emphasis">Julian</text:span>, qui était pourtant son ami, l’a convoqué. C’est là que <text:span text:style-name="Strong_20_Emphasis">Edward</text:span> l’a tué. <text:line-break/>Selon l’aubergiste, le magistrat avait du être submergé par le Mal des montagnes contractée durant sa vie sur les routes. Selon le potier, l’alcool d’airelles que l’aubergiste distille secrètement, et dont <text:span text:style-name="Strong_20_Emphasis">Edward</text:span> faisait grande consommation, devait y être pour beaucoup. Selon <text:span text:style-name="Strong_20_Emphasis">Taryl</text:span>, il a du se passer quelque chose de grave il y a 15 jours, car son ami était un homme juste et bon.</text:p>
        </text:list-item>
      </text:list>
      <text:list xml:id="list1042718685" text:style-name="L18">
        <text:list-item>
          <text:p text:style-name="P34">Alors que les PJ s’entretiennent avec <text:span text:style-name="Strong_20_Emphasis">Taryl</text:span>, ceux-ci sont interrompus par le chevrier venu adresser une nouvelle requête au chef du village. Le forgeron le chasse sans ménagement (son trouble est perceptible sur <text:span text:style-name="T1">un jet d’empathie</text:span>), et si les PJs interrogent l’un ou l’autre (le chevrier se montrera le plus bavard des deux) sur l’objet de sa demande, ils apprendront que plusieurs chèvres du troupeau ont été, selon leur <text:soft-page-break/>propriétaire, « abusées par un Démon » il y a une dizaine de jours. Pour éviter la prolifération démon-chèvres, les bêtes en question ont été abattues, et <text:span text:style-name="Strong_20_Emphasis">Julian</text:span> avait promis une compensation financière au chevrier. Ce dernier compte désormais sur <text:span text:style-name="Strong_20_Emphasis">Taryl</text:span> pour s’en acquitter.</text:p>
        </text:list-item>
      </text:list>
      <text:list xml:id="list1672174998" text:style-name="L19">
        <text:list-item>
          <text:p text:style-name="P35">La veuve du chef et <text:s/><text:span text:style-name="Strong_20_Emphasis">Prosper Lellington</text:span> apprendront aux PJ que les filles du potier et de l’aubergiste ont été violées, et que celle d’un villageois a failli connaître le même sort. <text:span text:style-name="Strong_20_Emphasis">Hildegarde</text:span> crie à qui veut bien l'entendre que ce « misérable de <text:span text:style-name="Strong_20_Emphasis">Edward</text:span>» est le coupable, et que la maison D'Asperd doit le châtier comme il convient. Les pères des victimes restent silencieux sur le sujet, peu désireux d’accroître leur déshonneur.</text:p>
        </text:list-item>
      </text:list>
      <text:p text:style-name="P6"><text:span text:style-name="Strong_20_Emphasis"><text:span text:style-name="T1">Les victimes :</text:span></text:span><text:span text:style-name="T1"> </text:span></text:p>
      <text:list xml:id="list730106728" text:continue-numbering="true" text:style-name="L19">
        <text:list-item>
          <text:p text:style-name="P35">Si les PJs rencontrent les jeunes filles agressées, ils découvriront avec perplexité que celles-ci ont le même physique, mais surtout qu’elles sont à peu près aussi excitantes que les infortunées chèvres : très petites, franchement laides, on a peine à croire que <text:span text:style-name="Strong_20_Emphasis">Edward</text:span> ait pu commettre tous ces crimes pour elles. Bien évidemment, l’esprit du Gobelin qui occupe le corps du magistrat les a justement choisies pour leur ressemblance avec les femelles de son espèce.</text:p>
        </text:list-item>
        <text:list-item>
          <text:p text:style-name="P35"><text:span text:style-name="Strong_20_Emphasis">Roland</text:span>, le fils aîné de <text:span text:style-name="Strong_20_Emphasis">Julian</text:span> est alité depuis la nuit tragique, mais <text:span text:style-name="Strong_20_Emphasis">Prosper</text:span>, le Soigneur, a bon espoir qu’il puisse de nouveau se lever dans les prochains jours. Le jeune homme et sa mère décrivent un <text:span text:style-name="Strong_20_Emphasis">Edward</text:span> hagard et dément, poussant des grognements pour ponctuer ses phrases, et se déplaçant en faisant des gestes gauches et brusques.</text:p>
        </text:list-item>
        <text:list-item>
          <text:p text:style-name="P35">Lors de cette entrevue, les PJs croiseront le fils cadet, <text:span text:style-name="Strong_20_Emphasis">Kent</text:span>, qui leur demandera (si le corps du gobelin a déjà été retrouvé) s’il s’agissait du « Gobelin qui parle » ou qui leur déclarera (si la dépouille est encore cachée) que « même le petit gobelin qui parle était plus poli que l’oncle <text:span text:style-name="Strong_20_Emphasis">Edward</text:span> ce soir là ». <text:line-break/>Aussitôt, sa mère tentera d’éluder la question, réprimandant l’enfant et s’excusant auprès des PJs pour ses mensonges d’enfant. <text:line-break/>Mais si les PJ insistent, l’enfant les mènera à sa chambre à l’étage, au-dessus du bureau de son père, et leur montrera le trou du plancher par lequel il a vu son père en grande discussion avec un petit gobelin très nerveux, mais pas agressif. <text:span text:style-name="Strong_20_Emphasis">Kent</text:span> n’a pas entendu leur conversation, mais lorsque la créature est repartie, son père a fait appeler plusieurs de ses employés ainsi que <text:span text:style-name="Strong_20_Emphasis">Edward</text:span>. Le drame a eu lieu ensuite.ntendre que ce « misérable de <text:span text:style-name="Strong_20_Emphasis">Edward</text:span> » est le coupable, et que la famille Asperd doit le châtier comme il convient. Les pères des victimes restent silencieux sur le sujet, peu désireux d’accroître leur déshonneur.</text:p>
        </text:list-item>
      </text:list>
      <text:list xml:id="list677319112" text:style-name="L20">
        <text:list-item>
          <text:p text:style-name="P36">La maison d <text:span text:style-name="Strong_20_Emphasis">Edward</text:span> est abandonnée, et si quelques villageois rageurs l’ont dévastée, ils ne sont pas résolus à la brûler. <text:line-break/>Il y règne une puanteur atroce : le sol est couvert de déjections, mais celles-ci sont le fait de Edward et non des vandales. Un <text:span text:style-name="T1">jet d’Enquête (fouille) </text:span><text:s/>permet de mettre la main sur son <text:span text:style-name="T3">journal</text:span>. Il y mentionne des soupçons sur le marchand après l’avoir rencontré, ainsi que son intention de creuser la question, mais ensuite (il y a 14 jours), il a subitement arrêté d’écrire. <text:line-break/>Enfin, un <text:span text:style-name="T1">jet d’Enquête (fouille) -20</text:span> visant à découvrir une trappe secrète permettra de repérer, sous une natte d’osier nauséabonde, des planches non fixées, sous lesquelles est caché le corps en décomposition d’un Gobelin. A défaut, 3 jours après l’arrivée des PJs, un léger tremblement de terre fera s’écrouler l’édifice, découvrant la cache.</text:p>
        </text:list-item>
      </text:list>
      <text:h text:style-name="P10" text:outline-level="4"><text:soft-page-break/></text:h>
      <text:h text:style-name="P7" text:outline-level="4"><text:span text:style-name="Strong_20_Emphasis"><text:span text:style-name="T1">Au sujet de faits inhabituels dans le village :</text:span></text:span><text:span text:style-name="T1"> </text:span></text:h>
      <text:list xml:id="list2139137580" text:style-name="L21">
        <text:list-item>
          <text:p text:style-name="P37">Un marchand ambulant est passé dans le village il y a 20 jours, pour repartir 2 jours après ; il a fait de bonnes affaires avec <text:span text:style-name="Strong_20_Emphasis">Julian</text:span> et l’aubergiste, vendant une bonne partie des produits que contenait sa grosse carriole et l’énorme besace qu’il portait sur le dos (vaisselle, babioles et outils essentiellement). Selon l’aubergiste, il devait s’agir d’un contrebandier, relation douteuse du forgeron, mais ses produits n’étaient pas mal, et selon <text:span text:style-name="T3">Prosper</text:span>, il s’agissait d’un escroc. Mais selon <text:span text:style-name="Strong_20_Emphasis">Taryl</text:span>, le forgeron, il s’agissait d’un homme sympathique et honnête.</text:p>
        </text:list-item>
      </text:list>
      <text:list xml:id="list628869834" text:style-name="L22">
        <text:list-item>
          <text:p text:style-name="P38"><text:span text:style-name="T3">Prosper</text:span> a senti de grandes perturbations parmi les kamis il y a 3 semaines, et le fait est qu’un faucon est tombé raide mort au milieu du village ce jour là, ce qui est de très mauvais augure selon lui.</text:p>
        </text:list-item>
      </text:list>
      <text:list xml:id="list1065456277" text:style-name="L23">
        <text:list-item>
          <text:p text:style-name="P39">Le chien de l’aubergiste est tombé malade il y a 10 jours et est mort 2 jours plus tard ; selon le potier, c’est à cause de la cuisine de son maître, qui lui donnait les restes à manger.</text:p>
        </text:list-item>
      </text:list>
      <text:p text:style-name="Standard"/>
      <text:list xml:id="list2032632987" text:continue-list="list937372995" text:style-name="L1">
        <text:list-item>
          <text:list>
            <text:list-item>
              <text:list>
                <text:list-item>
                  <text:h text:style-name="P41" text:outline-level="3">Résolution de la première partie :</text:h>
                </text:list-item>
              </text:list>
            </text:list-item>
          </text:list>
        </text:list-item>
      </text:list>
      <text:p text:style-name="P5"/>
      <text:p text:style-name="Text_20_body">Les PJ, à un moment ou un autre du scénario, se poseront la question de la destination de la fuite de <text:span text:style-name="Strong_20_Emphasis">Edward</text:span> ou de celle du marchand. Pour ce dernier, rien à faire (et pour cause, il a déjà changé d’apparence). <text:line-break/>Mais en ce qui concerne le magistrat, leurs recherches, d’abord infructueuses s’ils avaient déjà tenté de trouver une piste, rebondiront (un témoin aura vu passer un homme répondant au signalement du magistrat, ou un voyageur arrivera au village et racontera amusé à l’auberge comment, au Village de L'Arc Fleury, on peut acheter des brebis un bon prix, car celles-ci ont soit disant été abusées par un Mage). <text:line-break/>Sinon, s’ils se décident au bout de 3 jours ou plus, en suivant la direction indiquée par les villageois qui ont vu <text:span text:style-name="Strong_20_Emphasis">Edward</text:span> fuir, ils trouveront rapidement des témoins les mettant sur la piste du fugitif. <text:line-break/>Les PJs apprendront finalement que celui-ci se terre dans une grange abandonnée, à l’ouest du village. On leur demandera s’ils sont les magistrats envoyés pour arrêter ce dément au sujet duquel ils ont adressé une plainte Baron D'Asperd <text:line-break/>En chemin, ils croiseront un vieil homme en chaise à porteurs accompagné de gardes du corps. Celui-ci se présente comme étant un notable du village, <text:span text:style-name="T3">Sir Alexander Ogarth</text:span>, de retour de visite à un ami, mais il s’agit en réalité du Mage Déserteur sous sa nouvelle identité, accompagné d’autres Gobelin « upgradés » en robustes gaide du corps. Il indiquera la direction de la grange au PJ, et en homme d’honneur, leur proposera de mettre à leur disposition ses hommes, mais sans insister toutefois. Que les joueurs acceptent ou non sa proposition, tout ce petit monde se retrouvera dans la grange abandonnée, avec un effet de surprise plus ou moins grand, pour l’affrontement final. Si les PJ démasquent <text:span text:style-name="Strong_20_Emphasis"><text:span text:style-name="T3">Sir Alexander</text:span></text:span> dès leur rencontre, le combat aura lieu là. <text:line-break/>L’enjeu pour les PJ dépasse bien entendu la simple question de vie ou de mort : accompagnant l’Mage et ses sbires, un petit groupe de Gobelin qui seraient ravis de disposer de nouveaux corps et de s’offrir le grand luxe d’une existence de Chevalier.</text:p>
      <text:p text:style-name="P5"/>
      <text:p text:style-name="Text_20_body"><text:soft-page-break/>Les PJ trouveront, comme exposé plus haut, la trace de <text:span text:style-name="Strong_20_Emphasis">Edward</text:span>, et rencontreront <text:span text:style-name="Strong_20_Emphasis"><text:span text:style-name="T3">Sir Alexander Ogarth</text:span></text:span>. <text:line-break/>Néanmoins, l’issue du combat sera courue d’avance : rapidement submergés par les hommes et les Gobelin accompagnant l’Mage, chacun subira à son tour ses maléfices. <text:line-break/>Le déroulement plus ou moins rapide du combat aura des conséquences importantes pour la suite, en terme de malus de blessures notamment, car en fonction de l’état dans lequel se trouvent les corps hôtes, Gobelin et humains, les PJ commenceront la deuxième partie plus ou moins amochés…</text:p>
      <text:list xml:id="list656130269" text:continue-numbering="true" text:style-name="L1">
        <text:list-item>
          <text:list>
            <text:list-item>
              <text:list>
                <text:list-item>
                  <text:h text:style-name="P40" text:outline-level="3">Dans la peau d’un Gobelin:</text:h>
                </text:list-item>
              </text:list>
            </text:list-item>
          </text:list>
        </text:list-item>
      </text:list>
      <text:p text:style-name="Text_20_body">Deux possibilités, selon si cette seconde partie constitue un One Shot, ou si vous jouez les deux parties du scénario à la suite, en mini-campagne :</text:p>
      <text:p text:style-name="Text_20_body"><text:line-break/>Chaque PJ se réveille avec un mal de crâne carabiné dans un lieu sombre, moite, et pestilentiel. Il entend des couinements et des grognements autour de lui. Lorsque ses yeux s’habituent enfin à l’obscurité, il découvre qu’il est ligoté, désarmé, entouré de Gobelin saucissonnés également, et que ses compagnons ont disparu. Quelques mots prononcés par l’un ou l’autre des PJ permettront d’établir un contact au sein des prisonniers, et à l’ensemble du groupe de réaliser avec effroi que chacun des Gobelin présents parle avec la voix de l’un d’entre eux.</text:p>
      <text:p text:style-name="Text_20_body"><text:line-break/>Par ailleurs, selon le déroulement du combat précédent, ils sont plus ou moins blessés. Attention toutefois si cela devait être le cas : utiliser la compétence <text:span text:style-name="T1">Médecine</text:span> sur un Gobelin ce qui est, il faut en convenir, plutôt rare pour un chevalier qui se respecte. Il est donc plus que probable que les PJs devront compter uniquement sur leur récupération naturelle.</text:p>
      <text:list xml:id="list222441811" text:continue-numbering="true" text:style-name="L1">
        <text:list-item>
          <text:list>
            <text:list-item>
              <text:list>
                <text:list-item>
                  <text:h text:style-name="P40" text:outline-level="3">Dans la peau d’un Gobelin ligoté :</text:h>
                </text:list-item>
              </text:list>
            </text:list-item>
          </text:list>
        </text:list-item>
      </text:list>
      <text:p text:style-name="Text_20_body"><text:tab/>Les PJs sont donc prisonniers, ils vont vite s’en apercevoir, dans un coin de la grange où se cachait le faux <text:span text:style-name="Strong_20_Emphasis">Edward</text:span>. <text:line-break/>Dans cette même grange, leurs geôliers (autant de Gobelin que de PJ), des carcasses de chèvres à moitié dévorées (l’origine de la pestilence), des bottes de paille pourries, et un Gobelin amputé des jambes et des bras, que ses congénères ne vont pas tarder à torturer (il avait pour mission de garder le vrai <text:span text:style-name="Strong_20_Emphasis">Edward</text:span> prisonnier ; l’Mage l’a mutilé ainsi pour le punir de son échec, et l’a laissé comme jouet pour distraire les autres). <text:line-break/>Aucune trace du Mage et des ses sbires (humains ou gobelins), et surtout des corps des PJ, ce qui laisse présager du pire. <text:line-break/>Leurs gardiens se montrent relativement calmes en la circonstance (il y en a bien un qui propose avec insistance de « boustifailler les prisonniers », mais l’idée n’a pas grand succès auprès des autres, qui laissent entendre qu’il sait bien que ce n’est pas possible pour l’instant), et semblent relativement évolués intellectuellement (il semble possible de communiquer avec eux en parlant lentement). <text:line-break/>Un large éventail de possibilités (aussi large qu’il est possible quand on est ligoté) s’offre aux PJ pour se tirer de ce mauvais pas : baratiner les Gobelin, les intimider, leur proposer un pari stupide, réussir à se défaire de ses liens au prix de terribles contorsions, dispute entre les geôliers déclenchant un incendie si le MJ a besoin d’un deus ex machina pour aider les PJ, etc… <text:line-break/>Sur la base des derniers évènements, les PJ peuvent tenter d’identifier l’Mage et le maléfice dont ils sont victimes. <text:line-break/>Un jet de <text:span text:style-name="T1">Connaissance : Outremonde ND 20,</text:span> <text:s/>leur permet de reconnaître l’œuvre d’un Mage Corrumpu, qu’il faut tuer pour annuler les effets du maléfice. <text:line-break/><text:soft-page-break/>Au prix de 2 augmentations, les PJ pourront se souvenir d’à peu près tout ce qui est connu sur cet Mage. <text:line-break/>Au prix de 3 augmentations, ils seront toutefois interpellés par une anomalie : à ce qu’ils sachent, ces échanges de corps ne sont possibles qu’entre deux humains ; il n’est fait nulle part mention qu’il y ait eu des cas de ce genre (humain/gobelin) auparavant…</text:p>
      <text:list xml:id="list1480669118" text:continue-numbering="true" text:style-name="L1">
        <text:list-item>
          <text:list>
            <text:list-item>
              <text:list>
                <text:list-item>
                  <text:h text:style-name="P40" text:outline-level="3">Dans la peau d’un Gobelin avide de découvrir le monde</text:h>
                </text:list-item>
              </text:list>
            </text:list-item>
          </text:list>
        </text:list-item>
      </text:list>
      <text:p text:style-name="Text_20_body">Sortis de la grange sous un beau ciel étoilé, les PJ peuvent enfin goûter librement aux joies de la vie de Gobelin, et redécouvrir le monde du haut de leur mètre 10. <text:line-break/>Leur première préoccupation sera sans doute de se procurer des armes : celles de leurs geôliers devraient faire l’affaire, et à défaut, ils pourront toujours se débrouiller avec des outils agricoles trouvés sur place. <text:line-break/>De la même façon, leur seconde préoccupation sera certainement d’essayer de retrouver la trace de leurs agresseurs et de leurs corps d’origine. Un <text:span text:style-name="T3">jet de </text:span><text:span text:style-name="T2">Chasse (pistage)</text:span><text:span text:style-name="T1"> </text:span>leur permettra rapidement de découvrir deux pistes, l’une allant vers l’<text:span text:style-name="T3">est</text:span> et remontant le chemin par lequel ils sont éventuellement arrivés, et l’autre bifurquant au bout de 50 m vers le <text:span text:style-name="T3">nord-est</text:span>. Un jet d’<text:span text:style-name="T1">Enquête (Sens de l’observation) ND 15</text:span> leur permettra enfin de reconnaître leurs empreintes (enfin, celles de leurs corps…) dans les traces allant vers le <text:span text:style-name="T3">nord-est</text:span>, moins nombreuses mais facilement reconnaissables (quoique l’expérience puisse être assez troublante).</text:p>
      <text:p text:style-name="P4">NORD-EST : Les chevaliers</text:p>
      <text:p text:style-name="P4">EST : La mage</text:p>
      <text:list xml:id="list1932531183" text:continue-numbering="true" text:style-name="L1">
        <text:list-item>
          <text:list>
            <text:list-item>
              <text:list>
                <text:list-item>
                  <text:h text:style-name="P40" text:outline-level="3">A la poursuite des corps</text:h>
                </text:list-item>
              </text:list>
            </text:list-item>
          </text:list>
        </text:list-item>
      </text:list>
      <text:p text:style-name="Text_20_body">Si les PJ remontent leur propre piste, ils déboucheront au bout d’une heure sur une clairière, où ils découvriront avec horreur un couple de marchands et leurs deux gardes du corps sauvagement massacrés. En observant la scène de plus près, les PJ noteront que les deux gardes ont été frappés dans le dos, et que les profonds sillons d’une lourde carriole sont venus grossir les traces laissées par leur « gibier ». Enfin, en réussissant un jet d’<text:span text:style-name="T1">Intelligence/Kenjutsu ND 15</text:span>, les bushi reconnaîtront sans hésitation la morsure de leur propre sabre dans les blessures infligées aux quatre voyageurs (le ND est de 30 pour reconnaître la morsure du sabre d’un compagnon) ; un jet d’<text:span text:style-name="T1">Intelligence/Médecine ND 15</text:span> révèlera que les corps sont là depuis environ une journée (plus si les PJ ont tardé à sortir de la grange). </text:p>
      <text:list xml:id="list1368916510" text:continue-numbering="true" text:style-name="L1">
        <text:list-item>
          <text:list>
            <text:list-item>
              <text:list>
                <text:list-item>
                  <text:h text:style-name="P40" text:outline-level="3">A la poursuite du Mage</text:h>
                </text:list-item>
              </text:list>
            </text:list-item>
          </text:list>
        </text:list-item>
      </text:list>
      <text:p text:style-name="Text_20_body">Si les PJ remontent l’autre piste, qui est celle de l’Mage et de ses sbires, ils parviennent au bout de deux heures aux portes du Village d'Arc Fleury. Autant dire que moins leur arrivée sera discrète, et plus les gardes postés à l’entrée seront prompts à réagir, ce qui peut donner lieu à une belle course-poursuite, et considérablement influencer la suite des évènements si les autorités locales envoient dans les alentours des patrouilles afin d’éliminer les Gobelin signalés par les sentinelles. <text:line-break/>Toute la question pour les PJ va être de savoir par où commencer pour récupérer leur corps.</text:p>
      <text:list xml:id="list920007744" text:continue-numbering="true" text:style-name="L1">
        <text:list-item>
          <text:list>
            <text:list-item>
              <text:list>
                <text:list-item>
                  <text:h text:style-name="P40" text:outline-level="3">Dans la peau d’un Gobelin affamé et épuisé</text:h>
                </text:list-item>
              </text:list>
            </text:list-item>
          </text:list>
        </text:list-item>
      </text:list>
      <text:p text:style-name="Text_20_body">Très rapidement, les PJ vont avoir faim. Moins rapidement, ils vont avoir sommeil. Et là, ils vont prendre l’entière mesure des avantages que leur confère leur situation de samurai. <text:line-break/>Pour ce qui est de se nourrir, ils vont devoir chasser, ce qui est plus ou moins évident avec l’équipement <text:soft-page-break/>qu’ils ont récupéré, ou voler leur pitance dans les fermes, relais et auberges qu’ils croiseront, avec tout le danger que ça implique. Un MJ vraiment sadique pourra par ailleurs confronter les habitudes alimentaires d’un Gobelin (de la viande crue essentiellement) à celle d’un Chevalier (riz et poisson) ; de grands moments de solitude en perspective pour l’infortuné PJ qui va découvrir que la chair morte a un goût délicieux et que ses plats préférés le rendent désormais malade… <text:line-break/>Enfin, pour ce qui est de dormir, les bicoques abandonnées, sous-bois obscurs et autres lieux déserts vont s’imposer, et les incontournables tours de garde se succèderont, non plus pour se prémunir des animaux sauvages et autres ennemis potentiels, mais bel et bien des anciens alliés.</text:p>
      <text:list xml:id="list895507203" text:continue-numbering="true" text:style-name="L1">
        <text:list-item>
          <text:list>
            <text:list-item>
              <text:list>
                <text:list-item>
                  <text:h text:style-name="P40" text:outline-level="3"><text:s/>Dans la peau d’un Gobelin mal-aimé</text:h>
                </text:list-item>
              </text:list>
            </text:list-item>
          </text:list>
        </text:list-item>
      </text:list>
      <text:p text:style-name="Text_20_body">Au cours de leur pérégrination, les PJs vont croiser inévitablement des humains. Voici quelques rencontres possibles, et les situations qui peuvent en découler :</text:p>
      <text:list xml:id="list1898675877" text:style-name="L24">
        <text:list-item>
          <text:p text:style-name="P12">Le tsukai sagasu de la famille Kuni ; sur leurs traces depuis plusieurs jours, ou croisé dans un relais où les PJs ont tenté de se ravitailler. <text:line-break/>Il se ruera bien évidemment sur eux, arme à la main. Plus ou moins aviné, il se montrera un piètre adversaire qui tombera rapidement ivre mort, ou au contraire un farouche combattant dont les PJ auront la plus grande difficulté à se défaire. Quelle sera l’option retenue par les personnages : fuir, tenter de maîtriser le Kuni, le tuer ?</text:p>
        </text:list-item>
      </text:list>
      <text:list xml:id="list403367210" text:style-name="L25">
        <text:list-item>
          <text:p text:style-name="P13">Un groupe de jeune Crabes, des gamins d’une dizaine d’années en parcours d’entrainement, qui voient dans les PJ l’occasion de prendre de l’avance pour le passage de leur gempukku. Ils les courseront joyeusement dans les bois, et se montreront des adversaires opiniâtres, mais, heureusement, encore peu expérimentés. <text:line-break/>Pour ajouter au complexe de la situation, si le groupe de PJ compte un Crabe, l’un des jeunes assaillants peut être un membre de sa famille (petit frère, neveu, cousin…). Là encore, comment les personnages gèreront-ils les enfants qui leur font face ?</text:p>
        </text:list-item>
      </text:list>
      <text:list xml:id="list128700796" text:style-name="L26">
        <text:list-item>
          <text:p text:style-name="P14">Les deux bandits, deux brutes mal dégrossies qui attaquent la ferme où les PJs viennent de « récupérer » une poule. La famille de fermiers ne semble pas en mesure de pouvoir se défendre. Les personnages profiteront-ils de cette diversion pour voler une seconde poule, ou se porteront-ils au secours des malheureux paysans, donnant naissance sans le vouloir à la légende paysanne des « Gobelin justiciers », dont on parlera toujours 10 ans après ? </text:p>
        </text:list-item>
      </text:list>
      <text:p text:style-name="Text_20_body"><text:line-break/></text:p>
      <text:h text:style-name="Heading_20_3" text:outline-level="3">Dans la peau d’un Gobelin, ça peut aussi avoir des avantages</text:h>
      <text:p text:style-name="Text_20_body">Heureusement pour eux, les PJs ne vont pas faire que des mauvaises rencontres grâce à leurs corps d’emprunt (quoique…). Voici quelques rencontres possibles, et les situations qui peuvent en découler :</text:p>
      <text:list xml:id="list1117535205" text:style-name="L27">
        <text:list-item>
          <text:p text:style-name="P15"><text:span text:style-name="Strong_20_Emphasis"><text:span text:style-name="T4">Jakac</text:span></text:span> l’Ogre franc ; il laissera les PJ l’approcher, et se montrera relativement courtois envers eux. Selon la façon dont la conversation est menée, il pourra se joindre à eux dans leur quête, constituant un allié de choix en la circonstance, ou au contraire décider que les personnages feraient d’excellents serviteurs… </text:p>
        </text:list-item>
      </text:list>
      <text:list xml:id="list928251580" text:style-name="L28">
        <text:list-item>
          <text:p text:style-name="P16">La troupe de femelles Gobelin ; laissées seules avec leur marmots par leurs compagnons, dont cinq sont partis à l’aventure avec le Mage Déserteur, elles ont passé la muraille pour essayer de les retrouver et de les ramener au bercail. La piste les mènera tout naturellement aux PJ. Ceux-ci devront faire face à la colère de ces compagnes délaissées et à la libido déchainée. Là encore, <text:soft-page-break/>une négociation bien menée (les aider à retrouver leurs compagnons par exemple) pourra les transformer en alliées et surtout leur épargner un moment traumatisant.</text:p>
        </text:list-item>
      </text:list>
      <text:list xml:id="list1665056190" text:style-name="L29">
        <text:list-item>
          <text:p text:style-name="P17">La compagnie Gobelin ; composée d’une dizaine de Gobelin menés par un chef totalement dingue, elle est à la recherche du Mage Déserteur, qui prépare à ce que l’on dit un très gros coup. Bien évidemment, la compagnie veut en être, et elle arrive très rapidement à la conclusion qu’enrôler les PJ de force grossirait de façon bénéfique ses rangs. Une proposition qui, bien exploitée, peut avoir des avantages pour les personnages…</text:p>
        </text:list-item>
      </text:list>
      <text:h text:style-name="Heading_20_3" text:outline-level="3">6- Dans la peau d’un Gobelin ange-gardien</text:h>
      <text:p text:style-name="Text_20_body">L’une des options possibles pour les PJs est de commencer par localiser leurs corps. <text:line-break/>Rapidement, ils réaliseront que les gobelins auxquels ils les ont « prêtés » font preuve d’une capacité à ruiner leur réputation et à se mettre dans le pétrin qui tient du génie : bagarres dans les auberges, attaques de voyageurs, agressions de paysannes, les PJ devront déployer des ressources au moins égales pour éviter que ne soit commis l’irréparable. <text:line-break/>Ce qui finira par se produire au Village du d’Airain, cité minière située à deux jours de marche au nord du Village de l’Eau Trouble, si les PJ ne prennent pas d’une façon ou d’une autre le contrôle de la situation : à la suite d’une dispute d’ivrogne les opposant au magistrat local, un colosse bedonnant peu patient, les usurpateurs sont emprisonnés. Les PJ pourront profiter de cette occasion pour négocier avec les Gobelin, qui trouvent au final la vie de rokugani de plus en plus contraignante, et avouent qu’ils seraient bien contents de retrouver leur condition d’origine. Quel que soit l’accord auquel ils arriveront, il y a fort à parier que les personnages feront le nécessaire pour aider les prisonniers à s’évader, afin de s’éviter le spectacle de leur corps pourrissant dans une cellule. S’ils sont parvenus à un consensus (aller demander tous ensemble à l’Mage de dissiper le maléfice, par exemple, si les Gobelin sont crédules), ils chemineront en leur compagnie jusqu’au Village de l’Eau Trouble, et les Gobelin promettront de ne plus faire de vagues sur la route. <text:line-break/>Sinon, les PJ pourront toujours les suivre discrètement jusqu’à ce même village, et donc jusqu’à l’Mage (les Gobelin devaient faire une course pour lui, et reviennent avec ce qu’il a demandé ; ou les Gobelin veulent lui demander de leur rendre leur corps d’avant).</text:p>
      <text:h text:style-name="P3" text:outline-level="3">7- Dans la peau d’un Gobelin, mais décidé à récupérer la sienne</text:h>
      <text:p text:style-name="Text_20_body">Le Mage Déserteur a pris dernièrement l’identité de<text:span text:style-name="Strong_20_Emphasis"> Jean Dulanel </text:span>, ingénieur réputé du duché de Vélisny, passé maître dans la Voie de la Pierre. Il doit rencontrer dans les prochains jours l’un des fils du Duc de Velisny, afin de lui présenter une maquette d’améliorations des fort de montagne. L’Mage a piégé la maquette, qui doit exploser en présence de l’héritier du duché. <text:line-break/>Si les PJ ont pris le risque de pister sans détour l’Mage, ils devront le tuer pour réintégrer leurs corps. Le maléfice sera immédiatement rompu, et ils se réveilleront, de nouveau eux-mêmes, dans un cachot du Village d'<text:span text:style-name="T3">Airain En tourbière</text:span>. Dans leur approche, peut-être auront-ils eu vent des projets de l’Mage ; il leur faudra faire vite (bon courage pour négocier leur sortie de prison), car le faux <text:span text:style-name="T3">Airain En tourbière</text:span> <text:s/>a trouvé le moyen, s’il venait à mourir, de faire parvenir la commande au fils du Daimyo. <text:line-break/>Si les PJ retrouvent l’Mage dans un deuxième temps, il y a de fortes chances pour qu’ils soient accompagnés d’une troupe conséquente et soient en mesure de mettre une jolie pagaille. Exposer à l’Mage leurs doléances conjointement avec les Gobelin leur vaudra même le bonus à l’Initiative d’un effet de surprise s’ils attaquent aussitôt après, tellement celui-ci sera stupéfait. A la mort de l’Mage, le combat cessera, car les Gobelin seront reconnaissants aux PJs de leur avoir permis de retrouver leur <text:soft-page-break/>condition.</text:p>
      <text:p text:style-name="Text_20_body">Bien entendu, en honnêtes samurai, et afin de tester leurs capacités fraîchement recouvrées, les personnages pourront décider d’éradiquer ces créatures de l’Outremonde. Aux joueurs d’en décider. De la même façon, s’ils sont accompagnés de l’Ogre franc <text:span text:style-name="Strong_20_Emphasis">Jukorina</text:span>, dont la compagnie, étonnamment, est plutôt agréable, les PJ peuvent opter pour garder celui-ci comme improbable compagnon. <text:line-break/>Enfin, ils apprendront rapidement quels étaient les projets de l’Mage (en fouillant la riche demeure de <text:span text:style-name="Strong_20_Emphasis">Shocho</text:span>, ou en interrogeant les Gobelin ou les sbires survivants). Les PJs agiront-ils assez vite pour éviter l’attentat ? Selon les choix qu’ils auront fait, et la façon dont ils auront géré ces évènements, ils disposeront désormais de nouvelles relations, aussi surprenantes (les Gobelin, <text:span text:style-name="Strong_20_Emphasis">Jukorina</text:span>…) que puissantes (<text:span text:style-name="Strong_20_Emphasis">Hida Yakamo</text:span>, <text:span text:style-name="Strong_20_Emphasis">Hida Kuon</text:span>…). <text:line-break/>Accessoirement, il apparaîtra en menant une enquête approfondie que l’Mage disposait de pouvoirs bien plus importants que ceux que l’on avait identifiés à ce jour pour ceux de son espèce, et qu’il semblait tenir ceux-ci d’un mystérieux inconnu qui se fait appeler « Le Premier Disciple », avec lequel l’Mage entretenait une correspondance (des lettres ont été retrouvées parmi ses bagages et décryptées par les Kuni). Une découverte qui ne manquera pas d’inquiéter les autorités locales et les PJ, et qui peut également constituer une amorce de campagne bien plus vast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P11"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enaud </meta:initial-creator>
    <meta:creation-date>2011-04-21T10:41:40</meta:creation-date>
    <dc:date>2011-04-24T05:37:58</dc:date>
    <dc:creator>Renaud Guezennec</dc:creator>
    <meta:editing-duration>PT18H28M05S</meta:editing-duration>
    <meta:editing-cycles>31</meta:editing-cycles>
    <meta:generator>OpenOffice.org/3.2$Linux OpenOffice.org_project/320m19$Build-9505</meta:generator>
    <meta:document-statistic meta:table-count="0" meta:image-count="0" meta:object-count="0" meta:page-count="11" meta:paragraph-count="108" meta:word-count="5064" meta:character-count="29703"/>
  </office:meta>
</office:document-meta>
</file>